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Menlo" svg:font-family="Menlo, Monaco, Consolas, 'Courier New', monospace"/>
    <style:font-face style:name="Muli" svg:font-family="Muli, sans-serif"/>
    <style:font-face style:name="Ubuntu" svg:font-family="Ubuntu, Tahom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 officeooo:rsid="000805e3" officeooo:paragraph-rsid="000805e3"/>
    </style:style>
    <style:style style:name="P2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bold" style:font-weight-asian="bold" style:font-weight-complex="bold"/>
    </style:style>
    <style:style style:name="P3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bold" officeooo:paragraph-rsid="000901aa" style:font-weight-asian="bold" style:font-weight-complex="bold"/>
    </style:style>
    <style:style style:name="P4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 officeooo:paragraph-rsid="000805e3"/>
    </style:style>
    <style:style style:name="P6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 officeooo:paragraph-rsid="000901aa"/>
    </style:style>
    <style:style style:name="P7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 officeooo:rsid="00045764" officeooo:paragraph-rsid="00045764"/>
    </style:style>
    <style:style style:name="P8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 officeooo:rsid="00045764" officeooo:paragraph-rsid="00045764" style:font-weight-asian="normal" style:font-weight-complex="normal"/>
    </style:style>
    <style:style style:name="P9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 officeooo:rsid="000901aa" officeooo:paragraph-rsid="000901aa"/>
    </style:style>
    <style:style style:name="P10" style:family="paragraph" style:parent-style-name="Text_20_body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 officeooo:rsid="000901aa" officeooo:paragraph-rsid="000901aa"/>
    </style:style>
    <style:style style:name="P11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 officeooo:rsid="000ae84a" officeooo:paragraph-rsid="000ae84a"/>
    </style:style>
    <style:style style:name="P12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 officeooo:rsid="000ae84a" officeooo:paragraph-rsid="000ba28e"/>
    </style:style>
    <style:style style:name="P13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 officeooo:rsid="000ae84a" officeooo:paragraph-rsid="000d8213"/>
    </style:style>
    <style:style style:name="P14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 officeooo:rsid="000cf4ac" officeooo:paragraph-rsid="000cf4ac"/>
    </style:style>
    <style:style style:name="P15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</style:style>
    <style:style style:name="P16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officeooo:paragraph-rsid="00045764"/>
    </style:style>
    <style:style style:name="P17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officeooo:paragraph-rsid="000cf4ac"/>
    </style:style>
    <style:style style:name="P18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officeooo:paragraph-rsid="000d8213"/>
    </style:style>
    <style:style style:name="P19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weight="normal" officeooo:rsid="00045764" officeooo:paragraph-rsid="00045764" style:font-weight-asian="normal" style:font-weight-complex="normal"/>
    </style:style>
    <style:style style:name="P20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language="es" fo:country="ES" officeooo:paragraph-rsid="000ae84a"/>
    </style:style>
    <style:style style:name="P21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language="es" fo:country="ES" officeooo:paragraph-rsid="000d8213"/>
    </style:style>
    <style:style style:name="P22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language="es" fo:country="ES" style:text-underline-style="solid" style:text-underline-width="auto" style:text-underline-color="font-color" officeooo:paragraph-rsid="000d8213"/>
    </style:style>
    <style:style style:name="P23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officeooo:rsid="000cf4ac" officeooo:paragraph-rsid="000cf4ac"/>
    </style:style>
    <style:style style:name="P24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officeooo:rsid="000cf4ac" officeooo:paragraph-rsid="000d8213"/>
    </style:style>
    <style:style style:name="P25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style="italic" style:text-underline-style="solid" style:text-underline-width="auto" style:text-underline-color="font-color" officeooo:paragraph-rsid="000d8213" style:font-style-asian="italic" style:font-style-complex="italic"/>
    </style:style>
    <style:style style:name="P26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style="italic" style:text-underline-style="solid" style:text-underline-width="auto" style:text-underline-color="font-color" officeooo:rsid="000cf4ac" officeooo:paragraph-rsid="000d8213" style:font-style-asian="italic" style:font-style-complex="italic"/>
    </style:style>
    <style:style style:name="P27" style:family="paragraph" style:parent-style-name="Text_20_body" style:list-style-name="L1">
      <style:paragraph-properties fo:margin-left="0cm" fo:margin-right="0cm" fo:margin-top="0cm" fo:margin-bottom="0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/>
    </style:style>
    <style:style style:name="P28" style:family="paragraph" style:parent-style-name="Text_20_body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 officeooo:rsid="000901aa" officeooo:paragraph-rsid="000901aa"/>
    </style:style>
    <style:style style:name="P29" style:family="paragraph" style:parent-style-name="Text_20_body" style:list-style-name="L1">
      <style:paragraph-properties fo:margin-top="0cm" fo:margin-bottom="0.265cm" loext:contextual-spacing="false" style:line-height-at-least="0.529cm" fo:orphans="2" fo:widows="2" fo:padding="0cm" fo:border="none"/>
      <style:text-properties fo:language="es" fo:country="ES" officeooo:rsid="000901aa" officeooo:paragraph-rsid="000901aa"/>
    </style:style>
    <style:style style:name="P30" style:family="paragraph" style:parent-style-name="Text_20_body">
      <style:paragraph-properties fo:margin-top="0cm" fo:margin-bottom="0.265cm" loext:contextual-spacing="false" style:line-height-at-least="0.529cm" fo:orphans="2" fo:widows="2" fo:padding="0cm" fo:border="none"/>
      <style:text-properties fo:language="es" fo:country="ES"/>
    </style:style>
    <style:style style:name="P31" style:family="paragraph" style:parent-style-name="Text_20_body" style:list-style-name="L1">
      <style:paragraph-properties fo:margin-top="0cm" fo:margin-bottom="0cm" loext:contextual-spacing="false" style:line-height-at-least="0.529cm" fo:orphans="2" fo:widows="2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/>
    </style:style>
    <style:style style:name="P32" style:family="paragraph" style:parent-style-name="Horizontal_20_Line" style:list-style-name="L1">
      <style:paragraph-properties fo:margin-top="0cm" fo:margin-bottom="0.265cm" loext:contextual-spacing="false" style:line-height-at-least="0.529cm" fo:orphans="2" fo:widows="2" fo:padding="0cm" fo:border="none"/>
      <style:text-properties fo:language="es" fo:country="ES"/>
    </style:style>
    <style:style style:name="P33" style:family="paragraph" style:parent-style-name="Horizontal_20_Line" style:list-style-name="L1">
      <style:paragraph-properties fo:margin-top="0cm" fo:margin-bottom="0.265cm" loext:contextual-spacing="false" style:line-height-at-least="0.529cm" fo:orphans="2" fo:widows="2" fo:padding="0cm" fo:border="none"/>
      <style:text-properties fo:language="es" fo:country="ES" fo:font-weight="normal" style:font-weight-asian="normal" style:font-weight-complex="normal"/>
    </style:style>
    <style:style style:name="P34" style:family="paragraph" style:parent-style-name="Horizontal_20_Line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 officeooo:rsid="000901aa" officeooo:paragraph-rsid="000901aa"/>
    </style:style>
    <style:style style:name="P35" style:family="paragraph" style:parent-style-name="Horizontal_20_Line" style:list-style-name="L1">
      <style:paragraph-properties fo:margin-top="0cm" fo:margin-bottom="0cm" loext:contextual-spacing="false" style:line-height-at-least="0.529cm" fo:orphans="2" fo:widows="2" fo:padding="0cm" fo:border="none"/>
      <style:text-properties fo:language="es" fo:country="ES"/>
    </style:style>
    <style:style style:name="P36" style:family="paragraph" style:parent-style-name="Header">
      <style:text-properties officeooo:rsid="00091003" officeooo:paragraph-rsid="00091003"/>
    </style:style>
    <style:style style:name="P37" style:family="paragraph" style:parent-style-name="Preformatted_20_Text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officeooo:paragraph-rsid="000d8213"/>
    </style:style>
    <style:style style:name="P38" style:family="paragraph" style:parent-style-name="Preformatted_20_Text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style:text-underline-style="solid" style:text-underline-width="auto" style:text-underline-color="font-color" officeooo:paragraph-rsid="000d8213"/>
    </style:style>
    <style:style style:name="T1" style:family="text">
      <style:text-properties fo:font-variant="normal" fo:text-transform="none" fo:color="#333333" style:font-name="Ubuntu" fo:font-size="11.25pt" fo:letter-spacing="normal" fo:font-style="normal" fo:font-weight="normal"/>
    </style:style>
    <style:style style:name="T2" style:family="text">
      <style:text-properties fo:font-variant="normal" fo:text-transform="none" fo:color="#333333" style:font-name="Ubuntu" fo:font-size="11.25pt" fo:letter-spacing="normal" fo:font-style="normal" fo:font-weight="normal" officeooo:rsid="000d8213"/>
    </style:style>
    <style:style style:name="T3" style:family="text">
      <style:text-properties fo:font-variant="normal" fo:text-transform="none" fo:color="#333333" style:font-name="Ubuntu" fo:font-size="11.25pt" fo:letter-spacing="normal" fo:language="es" fo:country="ES" fo:font-style="normal"/>
    </style:style>
    <style:style style:name="T4" style:family="text">
      <style:text-properties fo:font-variant="normal" fo:text-transform="none" fo:color="#333333" style:font-name="Ubuntu" fo:font-size="11.25pt" fo:letter-spacing="normal" fo:language="es" fo:country="ES" fo:font-style="normal" fo:font-weight="normal"/>
    </style:style>
    <style:style style:name="T5" style:family="text">
      <style:text-properties fo:font-variant="normal" fo:text-transform="none" fo:color="#333333" style:font-name="Ubuntu" fo:font-size="11.25pt" fo:letter-spacing="normal" fo:language="es" fo:country="ES" fo:font-style="normal" fo:font-weight="normal" officeooo:rsid="00045764" style:font-weight-asian="normal" style:font-weight-complex="normal"/>
    </style:style>
    <style:style style:name="T6" style:family="text">
      <style:text-properties fo:font-variant="normal" fo:text-transform="none" fo:color="#333333" style:font-name="Ubuntu" fo:font-size="11.25pt" fo:letter-spacing="normal" fo:language="es" fo:country="ES" fo:font-style="normal" fo:font-weight="normal" officeooo:rsid="00064374" style:font-weight-asian="normal" style:font-weight-complex="normal"/>
    </style:style>
    <style:style style:name="T7" style:family="text">
      <style:text-properties fo:font-variant="normal" fo:text-transform="none" fo:color="#333333" style:font-name="Ubuntu" fo:font-size="11.25pt" fo:letter-spacing="normal" fo:language="es" fo:country="ES" fo:font-style="normal" fo:font-weight="normal" officeooo:rsid="000cf4ac"/>
    </style:style>
    <style:style style:name="T8" style:family="text">
      <style:text-properties fo:font-variant="normal" fo:text-transform="none" fo:color="#333333" style:font-name="Ubuntu" fo:font-size="11.25pt" fo:letter-spacing="normal" fo:language="es" fo:country="ES" fo:font-style="normal" fo:font-weight="normal" officeooo:rsid="000d8213"/>
    </style:style>
    <style:style style:name="T9" style:family="text">
      <style:text-properties fo:font-variant="normal" fo:text-transform="none" fo:color="#333333" style:font-name="Ubuntu" fo:font-size="11.25pt" fo:letter-spacing="normal" fo:language="es" fo:country="ES" fo:font-style="normal" fo:font-weight="normal" officeooo:rsid="000e58c8"/>
    </style:style>
    <style:style style:name="T10" style:family="text">
      <style:text-properties fo:font-variant="normal" fo:text-transform="none" fo:color="#333333" style:font-name="Ubuntu" fo:font-size="11.25pt" fo:letter-spacing="normal" fo:language="es" fo:country="ES" fo:font-style="normal" fo:font-weight="bold" style:font-weight-asian="bold" style:font-weight-complex="bold"/>
    </style:style>
    <style:style style:name="T11" style:family="text">
      <style:text-properties fo:font-variant="normal" fo:text-transform="none" fo:color="#333333" style:font-name="Ubuntu" fo:font-size="11.25pt" fo:letter-spacing="normal" fo:language="es" fo:country="ES" fo:font-style="normal" officeooo:rsid="00064374"/>
    </style:style>
    <style:style style:name="T12" style:family="text">
      <style:text-properties fo:font-variant="normal" fo:text-transform="none" fo:color="#333333" style:font-name="Ubuntu" fo:font-size="11.25pt" fo:letter-spacing="normal" fo:language="es" fo:country="ES" fo:font-weight="normal"/>
    </style:style>
    <style:style style:name="T13" style:family="text">
      <style:text-properties fo:font-variant="normal" fo:text-transform="none" fo:color="#333333" style:font-name="Ubuntu" fo:font-size="11.25pt" fo:letter-spacing="normal" fo:language="es" fo:country="ES" fo:font-weight="normal" officeooo:rsid="000cf4ac"/>
    </style:style>
    <style:style style:name="T14" style:family="text">
      <style:text-properties fo:font-variant="normal" fo:text-transform="none" fo:color="#333333" style:font-name="Ubuntu" fo:font-size="11.25pt" fo:letter-spacing="normal" fo:language="es" fo:country="ES" fo:font-weight="normal" officeooo:rsid="000d8213"/>
    </style:style>
    <style:style style:name="T15" style:family="text">
      <style:text-properties fo:font-variant="normal" fo:text-transform="none" fo:color="#000000" style:font-name="Menlo" fo:font-size="9pt" fo:letter-spacing="normal" fo:language="es" fo:country="ES" fo:font-style="normal" fo:font-weight="bold" fo:background-color="#f7f7f9" loext:char-shading-value="0" style:font-weight-asian="bold" style:font-weight-complex="bold" loext:padding-left="0.106cm" loext:padding-right="0.106cm" loext:padding-top="0.053cm" loext:padding-bottom="0.053cm" loext:border="0.06pt solid #e1e1e8"/>
    </style:style>
    <style:style style:name="T16" style:family="text">
      <style:text-properties fo:font-variant="normal" fo:text-transform="none" fo:color="#666600" style:font-name="Menlo" fo:font-size="9pt" fo:letter-spacing="normal" fo:language="es" fo:country="ES" fo:font-style="normal" fo:font-weight="bold" fo:background-color="#f7f7f9" loext:char-shading-value="0" style:font-weight-asian="bold" style:font-weight-complex="bold" loext:padding-left="0.106cm" loext:padding-right="0.106cm" loext:padding-top="0.053cm" loext:padding-bottom="0.053cm" loext:border="0.06pt solid #e1e1e8"/>
    </style:style>
    <style:style style:name="T17" style:family="text">
      <style:text-properties officeooo:rsid="00045764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0805e3"/>
    </style:style>
    <style:style style:name="T20" style:family="text">
      <style:text-properties officeooo:rsid="000901aa"/>
    </style:style>
    <style:style style:name="T21" style:family="text">
      <style:text-properties officeooo:rsid="00090a0c"/>
    </style:style>
    <style:style style:name="T22" style:family="text">
      <style:text-properties officeooo:rsid="000ae84a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5" style:family="text">
      <style:text-properties style:font-style-asian="italic" style:font-style-complex="italic"/>
    </style:style>
    <style:style style:name="T26" style:family="text">
      <style:text-properties officeooo:rsid="000d8213" style:font-style-asian="italic" style:font-style-complex="italic"/>
    </style:style>
    <style:style style:name="T27" style:family="text">
      <style:text-properties style:font-style-asian="normal" style:font-style-complex="normal"/>
    </style:style>
    <style:style style:name="T28" style:family="text">
      <style:text-properties officeooo:rsid="000d8213"/>
    </style:style>
    <style:style style:name="T29" style:family="text">
      <style:text-properties fo:color="#333333" style:font-name="Ubuntu" fo:font-size="11.25pt"/>
    </style:style>
    <style:style style:name="T30" style:family="text">
      <style:text-properties fo:color="#333333" style:font-name="Ubuntu" fo:font-size="11.25pt" fo:language="es" fo:country="ES"/>
    </style:style>
    <text:list-style style:name="L1">
      <text:list-level-style-number text:level="1" text:style-name="Numbering_20_Symbols" style:num-suffix="." style:num-format="1">
        <style:list-level-properties text:space-before="0.661cm"/>
      </text:list-level-style-number>
      <text:list-level-style-bullet text:level="2" text:style-name="Bullet_20_Symbols" style:num-suffix="." text:bullet-char="•">
        <style:list-level-properties text:space-before="1.323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66495866" text:style-name="L1">
        <text:list-item>
          <text:p text:style-name="P2">Explica qué es el servicio DNS.</text:p>
          <text:p text:style-name="P4"><text:span text:style-name="T17">E</text:span>s un servicio de Internet que traduce los nombres de los dominios (www.<text:span text:style-name="T17">google</text:span>.es) en direcciones IP (<text:span text:style-name="T17">8.8.8.8</text:span>) y viceversa</text:p>
          <text:p text:style-name="P32"/>
        </text:list-item>
        <text:list-item>
          <text:p text:style-name="P2">¿Por qué decimos que el DNS hace uso de una base de datos distribuida?</text:p>
          <text:p text:style-name="P7">Porque almacena información asociada a nombres de dominio en redes como Internet.</text:p>
          <text:p text:style-name="P32"/>
        </text:list-item>
        <text:list-item>
          <text:p text:style-name="P16"><text:span text:style-name="T10">¿Qué función tiene actualmente el archivo </text:span><text:span text:style-name="Source_20_Text"><text:span text:style-name="T15">hosts</text:span></text:span><text:span text:style-name="T10">? Según el sistema operativo, ¿en qué directorio se encuentra?</text:span></text:p>
          <text:p text:style-name="P8">Asocia direcciones IP con nombres de dominios. De esta forma, el equipo sabe exactamente dónde solicitar la información a mostrar.</text:p>
          <text:list>
            <text:list-header>
              <text:p text:style-name="P16"><text:span text:style-name="T5">Windows<text:tab/>→</text:span><text:span text:style-name="T6"><text:tab/></text:span><text:span text:style-name="T3">C:\Windows\System32\drivers\etc\hosts </text:span></text:p>
              <text:p text:style-name="P19"><text:span text:style-name="T3">Linux:<text:tab/><text:tab/>→</text:span><text:span text:style-name="T11"><text:tab/>/etc/hosts</text:span></text:p>
              <text:p text:style-name="P19"><text:span text:style-name="T3">Apple:<text:tab/><text:tab/>→</text:span><text:span text:style-name="T11"><text:tab/>/private/etc/hosts</text:span></text:p>
            </text:list-header>
          </text:list>
          <text:p text:style-name="P33"/>
        </text:list-item>
        <text:list-item>
          <text:p text:style-name="P5"><text:span text:style-name="T18">¿Qué es el FQDN? ¿Qué partes tiene?</text:span><text:line-break/><text:span text:style-name="T19">N</text:span>ombre de dominio completo que incluye el nombre <text:span text:style-name="T19">del equipo</text:span> y el nombre de dominio asociado a ese equipo.<text:line-break/><text:tab/><text:span text:style-name="T19">FQDN<text:tab/><text:tab/><text:tab/>→<text:tab/>serv1.bar.com</text:span></text:p>
        </text:list-item>
      </text:list>
      <text:p text:style-name="P1"><text:tab/>Nombre dominio<text:tab/>→<text:tab/>bar.com</text:p>
      <text:p text:style-name="P1"><text:tab/>Nombre host<text:tab/><text:tab/>→<text:tab/>serv1</text:p>
      <text:list xml:id="list112021326585392" text:continue-numbering="true" text:style-name="L1">
        <text:list-header>
          <text:p text:style-name="P32"/>
        </text:list-header>
        <text:list-item>
          <text:p text:style-name="P3">Pon 5 ejemplos de TLD genéricos.</text:p>
          <text:p text:style-name="P6">.gov<text:tab/>.edu<text:tab/><text:tab/>.com<text:tab/><text:tab/>.<text:span text:style-name="T20">net</text:span><text:tab/><text:tab/>.org, </text:p>
          <text:p text:style-name="P32"/>
        </text:list-item>
        <text:list-item>
          <text:p text:style-name="P3">Pon 5 ejemplos de TLD de código de país.</text:p>
          <text:p text:style-name="P6">.<text:span text:style-name="T20">es<text:tab/><text:tab/>España</text:span></text:p>
          <text:p text:style-name="P6">.pt<text:tab/><text:tab/>Portugal</text:p>
          <text:p text:style-name="P6">.ru<text:tab/><text:tab/>Rusia</text:p>
          <text:p text:style-name="P9">.us<text:tab/><text:tab/>Estados unidos</text:p>
          <text:p text:style-name="P9">.ar<text:tab/><text:tab/>Argentina</text:p>
        </text:list-item>
      </text:list>
      <text:p text:style-name="P10"/>
      <text:list xml:id="list112021055962157" text:continue-numbering="true" text:style-name="L1">
        <text:list-item>
          <text:p text:style-name="P3"><text:soft-page-break/>¿Qué son los servidores raíz, cuántos hay y que nombre reciben?</text:p>
          <text:p text:style-name="P6"><text:span text:style-name="T21">Son </text:span>servidor<text:span text:style-name="T21">es</text:span> de nombres para la zona raíz del Sistema de nombres de dominio de Internet (DNS), <text:span text:style-name="T21">siendo </text:span>el primer paso en la resolución de nombres.</text:p>
          <text:p text:style-name="P34">Son 13 en total, pero tienen varias réplicas.</text:p>
          <text:p text:style-name="P28">Se conocen como A, B, C, D, E, F, G, H, I, J, K, L y M</text:p>
          <text:p text:style-name="P29"/>
        </text:list-item>
        <text:list-item>
          <text:p text:style-name="P2">Tipos de servidores DNS según la función que realizan.</text:p>
          <text:p text:style-name="P11">Primario (maestro).</text:p>
          <text:p text:style-name="P11">Secundario (esclavo).</text:p>
          <text:p text:style-name="P11">Caché.</text:p>
          <text:p text:style-name="P11">Reenvío.</text:p>
          <text:p text:style-name="P32"/>
        </text:list-item>
        <text:list-item>
          <text:p text:style-name="P2">Indica cuáles son los registros de recursos (RR) que corresponden a:</text:p>
          <text:list>
            <text:list-item>
              <text:p text:style-name="P27"><text:span text:style-name="T22">CAA:<text:tab/><text:tab/></text:span>Dirección IP asociada a un nombre</text:p>
            </text:list-item>
            <text:list-item>
              <text:p text:style-name="P31"><text:span text:style-name="T22">A:<text:tab/><text:tab/></text:span>Nombre asociado a una dirección IP</text:p>
            </text:list-item>
            <text:list-item>
              <text:p text:style-name="P31"><text:span text:style-name="T22">NS:<text:tab/><text:tab/></text:span>Servidor de nombres</text:p>
            </text:list-item>
            <text:list-item>
              <text:p text:style-name="P31"><text:span text:style-name="T22">MX:<text:tab/><text:tab/></text:span>Servidor de correo</text:p>
            </text:list-item>
            <text:list-item>
              <text:p text:style-name="P31"><text:span text:style-name="T22">CNAME:<text:tab/></text:span>Alias</text:p>
              <text:p text:style-name="P31"/>
              <text:p text:style-name="P35"/>
            </text:list-item>
          </text:list>
        </text:list-item>
        <text:list-item>
          <text:p text:style-name="P2">¿Qué es la resolución directa? ¿Y la resolución inversa?</text:p>
          <text:p text:style-name="P12"><text:span text:style-name="T24">Directa</text:span><text:span text:style-name="T23">. </text:span><text:span text:style-name="T27">Consiste en obtener información de una dirección IP preguntando por el nombre de dominio.<text:tab/><text:tab/></text:span><text:span text:style-name="T25">Nombre → IP</text:span></text:p>
          <text:p text:style-name="P11"><text:span text:style-name="T24">Inversa</text:span>. Consiste en obtener información de un nombre de dominio preguntando por la dirección IP.<text:tab/><text:tab/><text:tab/>IP → Nombre</text:p>
          <text:p text:style-name="P20"/>
        </text:list-item>
        <text:list-item>
          <text:p text:style-name="P15"><text:span text:style-name="T10">¿Cómo iniciamos, reiniciamos y detenemos el servidor </text:span><text:span text:style-name="Source_20_Text"><text:span text:style-name="T15">bind9</text:span></text:span><text:span text:style-name="T10">?</text:span></text:p>
          <text:p text:style-name="P23"><text:span text:style-name="T9">s</text:span><text:span text:style-name="T4">ystemctl start bind9<text:tab/><text:tab/>-<text:tab/>service bind9 start</text:span></text:p>
          <text:p text:style-name="P23"><text:span text:style-name="T9">s</text:span><text:span text:style-name="T4">ystemctl restart bind9<text:tab/><text:tab/>-<text:tab/>service bind9 restart</text:span></text:p>
          <text:p text:style-name="P23"><text:span text:style-name="T9">s</text:span><text:span text:style-name="T4">ystemctl stop bind9<text:tab/><text:tab/>-<text:tab/>service bind9 stop</text:span></text:p>
        </text:list-item>
      </text:list>
      <text:p text:style-name="P30"/>
      <text:list xml:id="list112021937896571" text:continue-numbering="true" text:style-name="L1">
        <text:list-item>
          <text:p text:style-name="P15"><text:span text:style-name="T10">¿Cómo habilitamos y deshabilitamos el servidor </text:span><text:span text:style-name="Source_20_Text"><text:span text:style-name="T15">bind9</text:span></text:span><text:span text:style-name="T10"> en el inicio?</text:span></text:p>
          <text:p text:style-name="P17"><text:span text:style-name="T9">s</text:span><text:span text:style-name="T7">ystemctl enable bind9</text:span></text:p>
          <text:p text:style-name="P23"><text:span text:style-name="T7">s</text:span><text:span text:style-name="T4">ystemctl disable bind9</text:span></text:p>
        </text:list-item>
        <text:list-item>
          <text:p text:style-name="P15"><text:soft-page-break/><text:span text:style-name="T10">¿Cuál es el archivo principal de configuración del servidor </text:span><text:span text:style-name="Source_20_Text"><text:span text:style-name="T15">bind9</text:span></text:span><text:span text:style-name="T10">?</text:span></text:p>
          <text:p text:style-name="P23"><text:span text:style-name="T4">/etc/bind/named.conf</text:span></text:p>
        </text:list-item>
      </text:list>
      <text:p text:style-name="P30"/>
      <text:list xml:id="list112022075278118" text:continue-numbering="true" text:style-name="L1">
        <text:list-item>
          <text:p text:style-name="P2">¿En qué archivo indicamos los reenviadores?</text:p>
          <text:p text:style-name="P14">/etc/bind/named.conf.options</text:p>
          <text:p text:style-name="P32"/>
        </text:list-item>
        <text:list-item>
          <text:p text:style-name="P15"><text:span text:style-name="T10">¿Para qué sirve la utilidad </text:span><text:span text:style-name="Source_20_Text"><text:span text:style-name="T15">dig</text:span></text:span><text:span text:style-name="T10">? Pon un ejemplo de uso para resolución directa y otro para resolución inversa.</text:span></text:p>
          <text:p text:style-name="P13"><text:span text:style-name="T28">E</text:span>s una herramienta que realiza búsquedas en los registros DNS, a través de los nombres de servidores, y te muestra el resultado.</text:p>
          <text:p text:style-name="P13"><text:span text:style-name="T24">Directa</text:span><text:span text:style-name="T23">. </text:span><text:span text:style-name="T25">Nombre → IP<text:tab/><text:tab/>-<text:tab/></text:span><text:span text:style-name="T26">dig www.google.es</text:span></text:p>
          <text:p text:style-name="P13"><text:span text:style-name="T24">Inversa</text:span><text:span text:style-name="T4">. IP → Nombre<text:tab/><text:tab/>-<text:tab/></text:span><text:span text:style-name="T28">dig 8.8.8.8</text:span></text:p>
          <text:p text:style-name="P32"/>
        </text:list-item>
        <text:list-item>
          <text:p text:style-name="P15"><text:span text:style-name="T10">¿Para qué sirve la utilidad </text:span><text:span text:style-name="Source_20_Text"><text:span text:style-name="T15">named</text:span></text:span><text:span text:style-name="Source_20_Text"><text:span text:style-name="T16">-</text:span></text:span><text:span text:style-name="Source_20_Text"><text:span text:style-name="T15">checkconf</text:span></text:span><text:span text:style-name="T10">? ¿Y la utilidad </text:span><text:span text:style-name="Source_20_Text"><text:span text:style-name="T15">named</text:span></text:span><text:span text:style-name="Source_20_Text"><text:span text:style-name="T16">-</text:span></text:span><text:span text:style-name="Source_20_Text"><text:span text:style-name="T15">checkzone</text:span></text:span><text:span text:style-name="T10">?</text:span></text:p>
          <text:p text:style-name="P25"><text:span text:style-name="T14">n</text:span><text:span text:style-name="T13">amed-checkconf</text:span></text:p>
          <text:p text:style-name="P18"><text:span text:style-name="T8">I</text:span><text:span text:style-name="T4">nforma de posibles errores en el fichero /etc/bind/named.conf.local. <text:line-break/>No tiene parámetros.</text:span></text:p>
          <text:p text:style-name="P24"><text:span text:style-name="T4"/></text:p>
          <text:p text:style-name="P26"><text:span text:style-name="T12">named-check</text:span><text:span text:style-name="T14">zone</text:span></text:p>
          <text:p text:style-name="P21"><text:span text:style-name="T2">I</text:span><text:span text:style-name="T1">nforma de posibles errores en el fichero <text:s/>registro de recursos. <text:line-break/>Tiene dos parámetros el dominio y el fichero:</text:span></text:p>
          <text:p text:style-name="P21"><text:span text:style-name="T1"/></text:p>
          <text:list>
            <text:list-header>
              <text:p text:style-name="P22"><text:span text:style-name="T1">Ejemplo resolución directa:</text:span></text:p>
              <text:p text:style-name="P37"><text:span text:style-name="T4">$named-checkzone aula202.com <text:s/>/etc/bind/db.aula202</text:span></text:p>
              <text:p text:style-name="P37"><text:span text:style-name="T4"/></text:p>
              <text:p text:style-name="P38"><text:span text:style-name="T4">Ejemplo resolución inversa:</text:span></text:p>
              <text:p text:style-name="P37"><text:span text:style-name="T4">$named-checkzone 20.172.in-addr.arpa <text:s/>/etc/bind/db.172.20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Menlo" svg:font-family="Menlo, Monaco, Consolas, 'Courier New', monospace"/>
    <style:font-face style:name="Muli" svg:font-family="Muli, sans-serif"/>
    <style:font-face style:name="Ubuntu" svg:font-family="Ubuntu, Tahom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91003" officeooo:paragraph-rsid="0009100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aúl Morales Ruiz<text:tab/><text:tab/>Despliegue de Aplicaciones We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18:13:36.514947401</meta:creation-date>
    <dc:date>2020-10-10T11:20:20.221466039</dc:date>
    <meta:editing-duration>PT22M43S</meta:editing-duration>
    <meta:editing-cycles>8</meta:editing-cycles>
    <meta:generator>LibreOffice/6.1.5.2$Linux_X86_64 LibreOffice_project/10$Build-2</meta:generator>
    <meta:document-statistic meta:table-count="0" meta:image-count="0" meta:object-count="0" meta:page-count="3" meta:paragraph-count="66" meta:word-count="530" meta:character-count="3264" meta:non-whitespace-character-count="2792"/>
  </office:meta>
</office:document-meta>
</file>